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4.038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1.533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0.933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anEstimate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Read_lengt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MeanLengthEstimat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YearOfBirth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03_markdup.bam</text:p>
          </table:table-cell>
          <table:table-cell office:value-type="float" office:value="5576.86666666667" calcext:value-type="float">
            <text:p>5576.86666666667</text:p>
          </table:table-cell>
          <table:table-cell office:value-type="float" office:value="5431.2" calcext:value-type="float">
            <text:p>5431.2</text:p>
          </table:table-cell>
          <table:table-cell office:value-type="float" office:value="5806" calcext:value-type="float">
            <text:p>5806</text:p>
          </table:table-cell>
          <table:table-cell office:value-type="string" calcext:value-type="string">
            <text:p>F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string" calcext:value-type="string">
            <text:p>R^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21_markdup.bam</text:p>
          </table:table-cell>
          <table:table-cell office:value-type="float" office:value="5541.46666666667" calcext:value-type="float">
            <text:p>5541.46666666667</text:p>
          </table:table-cell>
          <table:table-cell office:value-type="float" office:value="5327" calcext:value-type="float">
            <text:p>5327</text:p>
          </table:table-cell>
          <table:table-cell office:value-type="float" office:value="5717.6" calcext:value-type="float">
            <text:p>5717.6</text:p>
          </table:table-cell>
          <table:table-cell office:value-type="string" calcext:value-type="string">
            <text:p>F</text:p>
          </table:table-cell>
          <table:table-cell office:value-type="float" office:value="1967" calcext:value-type="float">
            <text:p>1967</text:p>
          </table:table-cell>
          <table:table-cell/>
          <table:table-cell table:formula="of:=RSQ([.C2:.C25];[.G2:.G25])" office:value-type="float" office:value="0.145735813648828" calcext:value-type="float">
            <text:p>0.14573581364882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28_markdup.bam</text:p>
          </table:table-cell>
          <table:table-cell office:value-type="float" office:value="5737.66666666667" calcext:value-type="float">
            <text:p>5737.66666666667</text:p>
          </table:table-cell>
          <table:table-cell office:value-type="float" office:value="5657.7" calcext:value-type="float">
            <text:p>5657.7</text:p>
          </table:table-cell>
          <table:table-cell office:value-type="float" office:value="5843.3" calcext:value-type="float">
            <text:p>5843.3</text:p>
          </table:table-cell>
          <table:table-cell office:value-type="string" calcext:value-type="string">
            <text:p>F</text:p>
          </table:table-cell>
          <table:table-cell office:value-type="float" office:value="1973" calcext:value-type="float">
            <text:p>1973</text:p>
          </table:table-cell>
          <table:table-cell/>
          <table:table-cell table:formula="of:=RSQ([.C26:.C49];[.G26:.G49])" office:value-type="float" office:value="0.123287426284694" calcext:value-type="float">
            <text:p>0.12328742628469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41_markdup.bam</text:p>
          </table:table-cell>
          <table:table-cell office:value-type="float" office:value="6459.66666666667" calcext:value-type="float">
            <text:p>6459.66666666667</text:p>
          </table:table-cell>
          <table:table-cell office:value-type="float" office:value="6422.2" calcext:value-type="float">
            <text:p>6422.2</text:p>
          </table:table-cell>
          <table:table-cell office:value-type="float" office:value="6486.8" calcext:value-type="float">
            <text:p>6486.8</text:p>
          </table:table-cell>
          <table:table-cell office:value-type="string" calcext:value-type="string">
            <text:p>F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Cor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43_markdup.bam</text:p>
          </table:table-cell>
          <table:table-cell office:value-type="float" office:value="7401.2" calcext:value-type="float">
            <text:p>7401.2</text:p>
          </table:table-cell>
          <table:table-cell office:value-type="float" office:value="7158.6" calcext:value-type="float">
            <text:p>7158.6</text:p>
          </table:table-cell>
          <table:table-cell office:value-type="float" office:value="7737.6" calcext:value-type="float">
            <text:p>7737.6</text:p>
          </table:table-cell>
          <table:table-cell office:value-type="string" calcext:value-type="string">
            <text:p>F</text:p>
          </table:table-cell>
          <table:table-cell office:value-type="float" office:value="1982" calcext:value-type="float">
            <text:p>1982</text:p>
          </table:table-cell>
          <table:table-cell/>
          <table:table-cell table:formula="of:=CORREL([.C2:.C25];[.G2:.G25])" office:value-type="float" office:value="0.381753603321342" calcext:value-type="float">
            <text:p>0.38175360332134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51_markdup.bam</text:p>
          </table:table-cell>
          <table:table-cell office:value-type="float" office:value="7049.66666666667" calcext:value-type="float">
            <text:p>7049.66666666667</text:p>
          </table:table-cell>
          <table:table-cell office:value-type="float" office:value="6942.4" calcext:value-type="float">
            <text:p>6942.4</text:p>
          </table:table-cell>
          <table:table-cell office:value-type="float" office:value="7108.5" calcext:value-type="float">
            <text:p>7108.5</text:p>
          </table:table-cell>
          <table:table-cell office:value-type="string" calcext:value-type="string">
            <text:p>F</text:p>
          </table:table-cell>
          <table:table-cell office:value-type="float" office:value="1964" calcext:value-type="float">
            <text:p>1964</text:p>
          </table:table-cell>
          <table:table-cell/>
          <table:table-cell table:formula="of:=CORREL([.C26:.C49];[.G26:.G49])" office:value-type="float" office:value="0.351123092781853" calcext:value-type="float">
            <text:p>0.35112309278185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65_markdup.bam</text:p>
          </table:table-cell>
          <table:table-cell office:value-type="float" office:value="5636.93333333333" calcext:value-type="float">
            <text:p>5636.93333333333</text:p>
          </table:table-cell>
          <table:table-cell office:value-type="float" office:value="5425" calcext:value-type="float">
            <text:p>5425</text:p>
          </table:table-cell>
          <table:table-cell office:value-type="float" office:value="5996.6" calcext:value-type="float">
            <text:p>5996.6</text:p>
          </table:table-cell>
          <table:table-cell office:value-type="string" calcext:value-type="string">
            <text:p>M</text:p>
          </table:table-cell>
          <table:table-cell office:value-type="float" office:value="1969" calcext:value-type="float">
            <text:p>196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68_markdup.bam</text:p>
          </table:table-cell>
          <table:table-cell office:value-type="float" office:value="4311.2" calcext:value-type="float">
            <text:p>4311.2</text:p>
          </table:table-cell>
          <table:table-cell office:value-type="float" office:value="4198.7" calcext:value-type="float">
            <text:p>4198.7</text:p>
          </table:table-cell>
          <table:table-cell office:value-type="float" office:value="4511.1" calcext:value-type="float">
            <text:p>4511.1</text:p>
          </table:table-cell>
          <table:table-cell office:value-type="string" calcext:value-type="string">
            <text:p>M</text:p>
          </table:table-cell>
          <table:table-cell office:value-type="float" office:value="1949" calcext:value-type="float">
            <text:p>194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194_markdup.bam</text:p>
          </table:table-cell>
          <table:table-cell office:value-type="float" office:value="9491.5" calcext:value-type="float">
            <text:p>9491.5</text:p>
          </table:table-cell>
          <table:table-cell office:value-type="float" office:value="9420.2" calcext:value-type="float">
            <text:p>9420.2</text:p>
          </table:table-cell>
          <table:table-cell office:value-type="float" office:value="9593.6" calcext:value-type="float">
            <text:p>9593.6</text:p>
          </table:table-cell>
          <table:table-cell office:value-type="string" calcext:value-type="string">
            <text:p>F</text:p>
          </table:table-cell>
          <table:table-cell office:value-type="float" office:value="1995" calcext:value-type="float">
            <text:p>199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211_markdup.bam</text:p>
          </table:table-cell>
          <table:table-cell office:value-type="float" office:value="7761.16666666667" calcext:value-type="float">
            <text:p>7761.16666666667</text:p>
          </table:table-cell>
          <table:table-cell office:value-type="float" office:value="7568.1" calcext:value-type="float">
            <text:p>7568.1</text:p>
          </table:table-cell>
          <table:table-cell office:value-type="float" office:value="8129.5" calcext:value-type="float">
            <text:p>8129.5</text:p>
          </table:table-cell>
          <table:table-cell office:value-type="string" calcext:value-type="string">
            <text:p>F</text:p>
          </table:table-cell>
          <table:table-cell office:value-type="float" office:value="1959" calcext:value-type="float">
            <text:p>195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284_markdup.bam</text:p>
          </table:table-cell>
          <table:table-cell office:value-type="float" office:value="7409.66666666667" calcext:value-type="float">
            <text:p>7409.66666666667</text:p>
          </table:table-cell>
          <table:table-cell office:value-type="float" office:value="7238.3" calcext:value-type="float">
            <text:p>7238.3</text:p>
          </table:table-cell>
          <table:table-cell office:value-type="float" office:value="7531.7" calcext:value-type="float">
            <text:p>7531.7</text:p>
          </table:table-cell>
          <table:table-cell office:value-type="string" calcext:value-type="string">
            <text:p>F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288_markdup.bam</text:p>
          </table:table-cell>
          <table:table-cell office:value-type="float" office:value="8240.2" calcext:value-type="float">
            <text:p>8240.2</text:p>
          </table:table-cell>
          <table:table-cell office:value-type="float" office:value="7942.1" calcext:value-type="float">
            <text:p>7942.1</text:p>
          </table:table-cell>
          <table:table-cell office:value-type="float" office:value="8481.4" calcext:value-type="float">
            <text:p>8481.4</text:p>
          </table:table-cell>
          <table:table-cell office:value-type="string" calcext:value-type="string">
            <text:p>M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294_markdup.bam</text:p>
          </table:table-cell>
          <table:table-cell office:value-type="float" office:value="4884.8" calcext:value-type="float">
            <text:p>4884.8</text:p>
          </table:table-cell>
          <table:table-cell office:value-type="float" office:value="4786.1" calcext:value-type="float">
            <text:p>4786.1</text:p>
          </table:table-cell>
          <table:table-cell office:value-type="float" office:value="4939.1" calcext:value-type="float">
            <text:p>4939.1</text:p>
          </table:table-cell>
          <table:table-cell office:value-type="string" calcext:value-type="string">
            <text:p>F</text:p>
          </table:table-cell>
          <table:table-cell office:value-type="float" office:value="1980" calcext:value-type="float">
            <text:p>198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346_markdup.bam</text:p>
          </table:table-cell>
          <table:table-cell office:value-type="float" office:value="5443.9" calcext:value-type="float">
            <text:p>5443.9</text:p>
          </table:table-cell>
          <table:table-cell office:value-type="float" office:value="5192.4" calcext:value-type="float">
            <text:p>5192.4</text:p>
          </table:table-cell>
          <table:table-cell office:value-type="float" office:value="5916.6" calcext:value-type="float">
            <text:p>5916.6</text:p>
          </table:table-cell>
          <table:table-cell office:value-type="string" calcext:value-type="string">
            <text:p>F</text:p>
          </table:table-cell>
          <table:table-cell office:value-type="float" office:value="1955" calcext:value-type="float">
            <text:p>195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357_markdup.bam</text:p>
          </table:table-cell>
          <table:table-cell office:value-type="float" office:value="5814.03333333333" calcext:value-type="float">
            <text:p>5814.03333333333</text:p>
          </table:table-cell>
          <table:table-cell office:value-type="float" office:value="5785.9" calcext:value-type="float">
            <text:p>5785.9</text:p>
          </table:table-cell>
          <table:table-cell office:value-type="float" office:value="5832.2" calcext:value-type="float">
            <text:p>5832.2</text:p>
          </table:table-cell>
          <table:table-cell office:value-type="string" calcext:value-type="string">
            <text:p>F</text:p>
          </table:table-cell>
          <table:table-cell office:value-type="float" office:value="1991" calcext:value-type="float">
            <text:p>199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361_markdup.bam</text:p>
          </table:table-cell>
          <table:table-cell office:value-type="float" office:value="6381.4" calcext:value-type="float">
            <text:p>6381.4</text:p>
          </table:table-cell>
          <table:table-cell office:value-type="float" office:value="6174.7" calcext:value-type="float">
            <text:p>6174.7</text:p>
          </table:table-cell>
          <table:table-cell office:value-type="float" office:value="6506.2" calcext:value-type="float">
            <text:p>6506.2</text:p>
          </table:table-cell>
          <table:table-cell office:value-type="string" calcext:value-type="string">
            <text:p>M</text:p>
          </table:table-cell>
          <table:table-cell office:value-type="float" office:value="1956" calcext:value-type="float">
            <text:p>195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367_markdup.bam</text:p>
          </table:table-cell>
          <table:table-cell office:value-type="float" office:value="6993.03333333333" calcext:value-type="float">
            <text:p>6993.03333333333</text:p>
          </table:table-cell>
          <table:table-cell office:value-type="float" office:value="6648.3" calcext:value-type="float">
            <text:p>6648.3</text:p>
          </table:table-cell>
          <table:table-cell office:value-type="float" office:value="7271.2" calcext:value-type="float">
            <text:p>7271.2</text:p>
          </table:table-cell>
          <table:table-cell office:value-type="string" calcext:value-type="string">
            <text:p>M</text:p>
          </table:table-cell>
          <table:table-cell office:value-type="float" office:value="1984" calcext:value-type="float">
            <text:p>198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368_markdup.bam</text:p>
          </table:table-cell>
          <table:table-cell office:value-type="float" office:value="9160.3" calcext:value-type="float">
            <text:p>9160.3</text:p>
          </table:table-cell>
          <table:table-cell office:value-type="float" office:value="9052.4" calcext:value-type="float">
            <text:p>9052.4</text:p>
          </table:table-cell>
          <table:table-cell office:value-type="float" office:value="9265.8" calcext:value-type="float">
            <text:p>9265.8</text:p>
          </table:table-cell>
          <table:table-cell office:value-type="string" calcext:value-type="string">
            <text:p>M</text:p>
          </table:table-cell>
          <table:table-cell office:value-type="float" office:value="1993" calcext:value-type="float">
            <text:p>199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371_markdup.bam</text:p>
          </table:table-cell>
          <table:table-cell office:value-type="float" office:value="8371.9" calcext:value-type="float">
            <text:p>8371.9</text:p>
          </table:table-cell>
          <table:table-cell office:value-type="float" office:value="8274" calcext:value-type="float">
            <text:p>8274</text:p>
          </table:table-cell>
          <table:table-cell office:value-type="float" office:value="8465.6" calcext:value-type="float">
            <text:p>8465.6</text:p>
          </table:table-cell>
          <table:table-cell office:value-type="string" calcext:value-type="string">
            <text:p>F</text:p>
          </table:table-cell>
          <table:table-cell office:value-type="float" office:value="1968" calcext:value-type="float">
            <text:p>196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382_markdup.bam</text:p>
          </table:table-cell>
          <table:table-cell office:value-type="float" office:value="6277.46666666667" calcext:value-type="float">
            <text:p>6277.46666666667</text:p>
          </table:table-cell>
          <table:table-cell office:value-type="float" office:value="6217.2" calcext:value-type="float">
            <text:p>6217.2</text:p>
          </table:table-cell>
          <table:table-cell office:value-type="float" office:value="6362.3" calcext:value-type="float">
            <text:p>6362.3</text:p>
          </table:table-cell>
          <table:table-cell office:value-type="string" calcext:value-type="string">
            <text:p>F</text:p>
          </table:table-cell>
          <table:table-cell office:value-type="float" office:value="1971" calcext:value-type="float">
            <text:p>197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385_markdup.bam</text:p>
          </table:table-cell>
          <table:table-cell office:value-type="float" office:value="7256.13333333333" calcext:value-type="float">
            <text:p>7256.13333333333</text:p>
          </table:table-cell>
          <table:table-cell office:value-type="float" office:value="7173.5" calcext:value-type="float">
            <text:p>7173.5</text:p>
          </table:table-cell>
          <table:table-cell office:value-type="float" office:value="7348.5" calcext:value-type="float">
            <text:p>7348.5</text:p>
          </table:table-cell>
          <table:table-cell office:value-type="string" calcext:value-type="string">
            <text:p>F</text:p>
          </table:table-cell>
          <table:table-cell office:value-type="float" office:value="2001" calcext:value-type="float">
            <text:p>200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403_markdup.bam</text:p>
          </table:table-cell>
          <table:table-cell office:value-type="float" office:value="8806.53333333333" calcext:value-type="float">
            <text:p>8806.53333333333</text:p>
          </table:table-cell>
          <table:table-cell office:value-type="float" office:value="8687" calcext:value-type="float">
            <text:p>8687</text:p>
          </table:table-cell>
          <table:table-cell office:value-type="float" office:value="8884.8" calcext:value-type="float">
            <text:p>8884.8</text:p>
          </table:table-cell>
          <table:table-cell office:value-type="string" calcext:value-type="string">
            <text:p>F</text:p>
          </table:table-cell>
          <table:table-cell office:value-type="float" office:value="1962" calcext:value-type="float">
            <text:p>196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425_markdup.bam</text:p>
          </table:table-cell>
          <table:table-cell office:value-type="float" office:value="4660.33333333333" calcext:value-type="float">
            <text:p>4660.33333333333</text:p>
          </table:table-cell>
          <table:table-cell office:value-type="float" office:value="4515.5" calcext:value-type="float">
            <text:p>4515.5</text:p>
          </table:table-cell>
          <table:table-cell office:value-type="float" office:value="4832.4" calcext:value-type="float">
            <text:p>4832.4</text:p>
          </table:table-cell>
          <table:table-cell office:value-type="string" calcext:value-type="string">
            <text:p>F</text:p>
          </table:table-cell>
          <table:table-cell office:value-type="float" office:value="1970" calcext:value-type="float">
            <text:p>197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7573_markdup.bam</text:p>
          </table:table-cell>
          <table:table-cell office:value-type="float" office:value="6512.36666666667" calcext:value-type="float">
            <text:p>6512.36666666667</text:p>
          </table:table-cell>
          <table:table-cell office:value-type="float" office:value="6284" calcext:value-type="float">
            <text:p>6284</text:p>
          </table:table-cell>
          <table:table-cell office:value-type="float" office:value="6756.3" calcext:value-type="float">
            <text:p>6756.3</text:p>
          </table:table-cell>
          <table:table-cell office:value-type="string" calcext:value-type="string">
            <text:p>M</text:p>
          </table:table-cell>
          <table:table-cell office:value-type="float" office:value="1984" calcext:value-type="float">
            <text:p>198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03_markdup.bam</text:p>
          </table:table-cell>
          <table:table-cell office:value-type="float" office:value="4878.6" calcext:value-type="float">
            <text:p>4878.6</text:p>
          </table:table-cell>
          <table:table-cell office:value-type="float" office:value="4510.7" calcext:value-type="float">
            <text:p>4510.7</text:p>
          </table:table-cell>
          <table:table-cell office:value-type="float" office:value="5138.4" calcext:value-type="float">
            <text:p>5138.4</text:p>
          </table:table-cell>
          <table:table-cell office:value-type="string" calcext:value-type="string">
            <text:p>F</text:p>
          </table:table-cell>
          <table:table-cell office:value-type="float" office:value="1982" calcext:value-type="float">
            <text:p>198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21_markdup.bam</text:p>
          </table:table-cell>
          <table:table-cell office:value-type="float" office:value="4527.7" calcext:value-type="float">
            <text:p>4527.7</text:p>
          </table:table-cell>
          <table:table-cell office:value-type="float" office:value="4451.9" calcext:value-type="float">
            <text:p>4451.9</text:p>
          </table:table-cell>
          <table:table-cell office:value-type="float" office:value="4580.7" calcext:value-type="float">
            <text:p>4580.7</text:p>
          </table:table-cell>
          <table:table-cell office:value-type="string" calcext:value-type="string">
            <text:p>F</text:p>
          </table:table-cell>
          <table:table-cell office:value-type="float" office:value="1967" calcext:value-type="float">
            <text:p>196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28_markdup.bam</text:p>
          </table:table-cell>
          <table:table-cell office:value-type="float" office:value="2605.3" calcext:value-type="float">
            <text:p>2605.3</text:p>
          </table:table-cell>
          <table:table-cell office:value-type="float" office:value="2577.5" calcext:value-type="float">
            <text:p>2577.5</text:p>
          </table:table-cell>
          <table:table-cell office:value-type="float" office:value="2659.2" calcext:value-type="float">
            <text:p>2659.2</text:p>
          </table:table-cell>
          <table:table-cell office:value-type="string" calcext:value-type="string">
            <text:p>F</text:p>
          </table:table-cell>
          <table:table-cell office:value-type="float" office:value="1973" calcext:value-type="float">
            <text:p>197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41_markdup.bam</text:p>
          </table:table-cell>
          <table:table-cell office:value-type="float" office:value="4034.23333333333" calcext:value-type="float">
            <text:p>4034.23333333333</text:p>
          </table:table-cell>
          <table:table-cell office:value-type="float" office:value="3647.8" calcext:value-type="float">
            <text:p>3647.8</text:p>
          </table:table-cell>
          <table:table-cell office:value-type="float" office:value="4735.1" calcext:value-type="float">
            <text:p>4735.1</text:p>
          </table:table-cell>
          <table:table-cell office:value-type="string" calcext:value-type="string">
            <text:p>F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43_markdup.bam</text:p>
          </table:table-cell>
          <table:table-cell office:value-type="float" office:value="4152.43333333333" calcext:value-type="float">
            <text:p>4152.43333333333</text:p>
          </table:table-cell>
          <table:table-cell office:value-type="float" office:value="4019.5" calcext:value-type="float">
            <text:p>4019.5</text:p>
          </table:table-cell>
          <table:table-cell office:value-type="float" office:value="4390.1" calcext:value-type="float">
            <text:p>4390.1</text:p>
          </table:table-cell>
          <table:table-cell office:value-type="string" calcext:value-type="string">
            <text:p>F</text:p>
          </table:table-cell>
          <table:table-cell office:value-type="float" office:value="1982" calcext:value-type="float">
            <text:p>198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51_markdup.bam</text:p>
          </table:table-cell>
          <table:table-cell office:value-type="float" office:value="3108.16666666667" calcext:value-type="float">
            <text:p>3108.16666666667</text:p>
          </table:table-cell>
          <table:table-cell office:value-type="float" office:value="3064.8" calcext:value-type="float">
            <text:p>3064.8</text:p>
          </table:table-cell>
          <table:table-cell office:value-type="float" office:value="3140.9" calcext:value-type="float">
            <text:p>3140.9</text:p>
          </table:table-cell>
          <table:table-cell office:value-type="string" calcext:value-type="string">
            <text:p>F</text:p>
          </table:table-cell>
          <table:table-cell office:value-type="float" office:value="1964" calcext:value-type="float">
            <text:p>196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65_markdup.bam</text:p>
          </table:table-cell>
          <table:table-cell office:value-type="float" office:value="4463.9" calcext:value-type="float">
            <text:p>4463.9</text:p>
          </table:table-cell>
          <table:table-cell office:value-type="float" office:value="4356.3" calcext:value-type="float">
            <text:p>4356.3</text:p>
          </table:table-cell>
          <table:table-cell office:value-type="float" office:value="4608.3" calcext:value-type="float">
            <text:p>4608.3</text:p>
          </table:table-cell>
          <table:table-cell office:value-type="string" calcext:value-type="string">
            <text:p>M</text:p>
          </table:table-cell>
          <table:table-cell office:value-type="float" office:value="1969" calcext:value-type="float">
            <text:p>196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68_markdup.bam</text:p>
          </table:table-cell>
          <table:table-cell office:value-type="float" office:value="5156.23333333333" calcext:value-type="float">
            <text:p>5156.23333333333</text:p>
          </table:table-cell>
          <table:table-cell office:value-type="float" office:value="5078.1" calcext:value-type="float">
            <text:p>5078.1</text:p>
          </table:table-cell>
          <table:table-cell office:value-type="float" office:value="5294.8" calcext:value-type="float">
            <text:p>5294.8</text:p>
          </table:table-cell>
          <table:table-cell office:value-type="string" calcext:value-type="string">
            <text:p>M</text:p>
          </table:table-cell>
          <table:table-cell office:value-type="float" office:value="1949" calcext:value-type="float">
            <text:p>194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194_markdup.bam</text:p>
          </table:table-cell>
          <table:table-cell office:value-type="float" office:value="4164.46666666667" calcext:value-type="float">
            <text:p>4164.46666666667</text:p>
          </table:table-cell>
          <table:table-cell office:value-type="float" office:value="4018.8" calcext:value-type="float">
            <text:p>4018.8</text:p>
          </table:table-cell>
          <table:table-cell office:value-type="float" office:value="4331.5" calcext:value-type="float">
            <text:p>4331.5</text:p>
          </table:table-cell>
          <table:table-cell office:value-type="string" calcext:value-type="string">
            <text:p>F</text:p>
          </table:table-cell>
          <table:table-cell office:value-type="float" office:value="1995" calcext:value-type="float">
            <text:p>199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211_markdup.bam</text:p>
          </table:table-cell>
          <table:table-cell office:value-type="float" office:value="3615.26666666667" calcext:value-type="float">
            <text:p>3615.26666666667</text:p>
          </table:table-cell>
          <table:table-cell office:value-type="float" office:value="3566.4" calcext:value-type="float">
            <text:p>3566.4</text:p>
          </table:table-cell>
          <table:table-cell office:value-type="float" office:value="3671.5" calcext:value-type="float">
            <text:p>3671.5</text:p>
          </table:table-cell>
          <table:table-cell office:value-type="string" calcext:value-type="string">
            <text:p>F</text:p>
          </table:table-cell>
          <table:table-cell office:value-type="float" office:value="1959" calcext:value-type="float">
            <text:p>195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284_markdup.bam</text:p>
          </table:table-cell>
          <table:table-cell office:value-type="float" office:value="4946.63333333333" calcext:value-type="float">
            <text:p>4946.63333333333</text:p>
          </table:table-cell>
          <table:table-cell office:value-type="float" office:value="4590.3" calcext:value-type="float">
            <text:p>4590.3</text:p>
          </table:table-cell>
          <table:table-cell office:value-type="float" office:value="5451.2" calcext:value-type="float">
            <text:p>5451.2</text:p>
          </table:table-cell>
          <table:table-cell office:value-type="string" calcext:value-type="string">
            <text:p>F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288_markdup.bam</text:p>
          </table:table-cell>
          <table:table-cell office:value-type="float" office:value="10389.4666666667" calcext:value-type="float">
            <text:p>10389.4666666667</text:p>
          </table:table-cell>
          <table:table-cell office:value-type="float" office:value="10115.2" calcext:value-type="float">
            <text:p>10115.2</text:p>
          </table:table-cell>
          <table:table-cell office:value-type="float" office:value="10795" calcext:value-type="float">
            <text:p>10795</text:p>
          </table:table-cell>
          <table:table-cell office:value-type="string" calcext:value-type="string">
            <text:p>M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294_markdup.bam</text:p>
          </table:table-cell>
          <table:table-cell office:value-type="float" office:value="6490.53333333333" calcext:value-type="float">
            <text:p>6490.53333333333</text:p>
          </table:table-cell>
          <table:table-cell office:value-type="float" office:value="6106.4" calcext:value-type="float">
            <text:p>6106.4</text:p>
          </table:table-cell>
          <table:table-cell office:value-type="float" office:value="6758" calcext:value-type="float">
            <text:p>6758</text:p>
          </table:table-cell>
          <table:table-cell office:value-type="string" calcext:value-type="string">
            <text:p>F</text:p>
          </table:table-cell>
          <table:table-cell office:value-type="float" office:value="1980" calcext:value-type="float">
            <text:p>198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346_markdup.bam</text:p>
          </table:table-cell>
          <table:table-cell office:value-type="float" office:value="2928.86666666667" calcext:value-type="float">
            <text:p>2928.86666666667</text:p>
          </table:table-cell>
          <table:table-cell office:value-type="float" office:value="2899.7" calcext:value-type="float">
            <text:p>2899.7</text:p>
          </table:table-cell>
          <table:table-cell office:value-type="float" office:value="2966.7" calcext:value-type="float">
            <text:p>2966.7</text:p>
          </table:table-cell>
          <table:table-cell office:value-type="string" calcext:value-type="string">
            <text:p>F</text:p>
          </table:table-cell>
          <table:table-cell office:value-type="float" office:value="1955" calcext:value-type="float">
            <text:p>195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357_markdup.bam</text:p>
          </table:table-cell>
          <table:table-cell office:value-type="float" office:value="4524.2" calcext:value-type="float">
            <text:p>4524.2</text:p>
          </table:table-cell>
          <table:table-cell office:value-type="float" office:value="4439.6" calcext:value-type="float">
            <text:p>4439.6</text:p>
          </table:table-cell>
          <table:table-cell office:value-type="float" office:value="4598" calcext:value-type="float">
            <text:p>4598</text:p>
          </table:table-cell>
          <table:table-cell office:value-type="string" calcext:value-type="string">
            <text:p>F</text:p>
          </table:table-cell>
          <table:table-cell office:value-type="float" office:value="1991" calcext:value-type="float">
            <text:p>199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361_markdup.bam</text:p>
          </table:table-cell>
          <table:table-cell office:value-type="float" office:value="6312.36666666667" calcext:value-type="float">
            <text:p>6312.36666666667</text:p>
          </table:table-cell>
          <table:table-cell office:value-type="float" office:value="6212.5" calcext:value-type="float">
            <text:p>6212.5</text:p>
          </table:table-cell>
          <table:table-cell office:value-type="float" office:value="6412.2" calcext:value-type="float">
            <text:p>6412.2</text:p>
          </table:table-cell>
          <table:table-cell office:value-type="string" calcext:value-type="string">
            <text:p>M</text:p>
          </table:table-cell>
          <table:table-cell office:value-type="float" office:value="1956" calcext:value-type="float">
            <text:p>195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367_markdup.bam</text:p>
          </table:table-cell>
          <table:table-cell office:value-type="float" office:value="4648.86666666667" calcext:value-type="float">
            <text:p>4648.86666666667</text:p>
          </table:table-cell>
          <table:table-cell office:value-type="float" office:value="4637.6" calcext:value-type="float">
            <text:p>4637.6</text:p>
          </table:table-cell>
          <table:table-cell office:value-type="float" office:value="4663.8" calcext:value-type="float">
            <text:p>4663.8</text:p>
          </table:table-cell>
          <table:table-cell office:value-type="string" calcext:value-type="string">
            <text:p>M</text:p>
          </table:table-cell>
          <table:table-cell office:value-type="float" office:value="1984" calcext:value-type="float">
            <text:p>198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368_markdup.bam</text:p>
          </table:table-cell>
          <table:table-cell office:value-type="float" office:value="6606.86666666667" calcext:value-type="float">
            <text:p>6606.86666666667</text:p>
          </table:table-cell>
          <table:table-cell office:value-type="float" office:value="6171.5" calcext:value-type="float">
            <text:p>6171.5</text:p>
          </table:table-cell>
          <table:table-cell office:value-type="float" office:value="6851.7" calcext:value-type="float">
            <text:p>6851.7</text:p>
          </table:table-cell>
          <table:table-cell office:value-type="string" calcext:value-type="string">
            <text:p>M</text:p>
          </table:table-cell>
          <table:table-cell office:value-type="float" office:value="1993" calcext:value-type="float">
            <text:p>199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371_markdup.bam</text:p>
          </table:table-cell>
          <table:table-cell office:value-type="float" office:value="7519.76666666667" calcext:value-type="float">
            <text:p>7519.76666666667</text:p>
          </table:table-cell>
          <table:table-cell office:value-type="float" office:value="7471.8" calcext:value-type="float">
            <text:p>7471.8</text:p>
          </table:table-cell>
          <table:table-cell office:value-type="float" office:value="7579.1" calcext:value-type="float">
            <text:p>7579.1</text:p>
          </table:table-cell>
          <table:table-cell office:value-type="string" calcext:value-type="string">
            <text:p>F</text:p>
          </table:table-cell>
          <table:table-cell office:value-type="float" office:value="1968" calcext:value-type="float">
            <text:p>196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382_markdup.bam</text:p>
          </table:table-cell>
          <table:table-cell office:value-type="float" office:value="3955.5" calcext:value-type="float">
            <text:p>3955.5</text:p>
          </table:table-cell>
          <table:table-cell office:value-type="float" office:value="3924.3" calcext:value-type="float">
            <text:p>3924.3</text:p>
          </table:table-cell>
          <table:table-cell office:value-type="float" office:value="4012.3" calcext:value-type="float">
            <text:p>4012.3</text:p>
          </table:table-cell>
          <table:table-cell office:value-type="string" calcext:value-type="string">
            <text:p>F</text:p>
          </table:table-cell>
          <table:table-cell office:value-type="float" office:value="1971" calcext:value-type="float">
            <text:p>197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385_markdup.bam</text:p>
          </table:table-cell>
          <table:table-cell office:value-type="float" office:value="8205.33333333333" calcext:value-type="float">
            <text:p>8205.33333333333</text:p>
          </table:table-cell>
          <table:table-cell office:value-type="float" office:value="7916.2" calcext:value-type="float">
            <text:p>7916.2</text:p>
          </table:table-cell>
          <table:table-cell office:value-type="float" office:value="8499.4" calcext:value-type="float">
            <text:p>8499.4</text:p>
          </table:table-cell>
          <table:table-cell office:value-type="string" calcext:value-type="string">
            <text:p>F</text:p>
          </table:table-cell>
          <table:table-cell office:value-type="float" office:value="2001" calcext:value-type="float">
            <text:p>200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403_markdup.bam</text:p>
          </table:table-cell>
          <table:table-cell office:value-type="float" office:value="6186.93333333333" calcext:value-type="float">
            <text:p>6186.93333333333</text:p>
          </table:table-cell>
          <table:table-cell office:value-type="float" office:value="5872.6" calcext:value-type="float">
            <text:p>5872.6</text:p>
          </table:table-cell>
          <table:table-cell office:value-type="float" office:value="6471.6" calcext:value-type="float">
            <text:p>6471.6</text:p>
          </table:table-cell>
          <table:table-cell office:value-type="string" calcext:value-type="string">
            <text:p>F</text:p>
          </table:table-cell>
          <table:table-cell office:value-type="float" office:value="1962" calcext:value-type="float">
            <text:p>196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425_markdup.bam</text:p>
          </table:table-cell>
          <table:table-cell office:value-type="float" office:value="5595.23333333333" calcext:value-type="float">
            <text:p>5595.23333333333</text:p>
          </table:table-cell>
          <table:table-cell office:value-type="float" office:value="5509.9" calcext:value-type="float">
            <text:p>5509.9</text:p>
          </table:table-cell>
          <table:table-cell office:value-type="float" office:value="5651.2" calcext:value-type="float">
            <text:p>5651.2</text:p>
          </table:table-cell>
          <table:table-cell office:value-type="string" calcext:value-type="string">
            <text:p>F</text:p>
          </table:table-cell>
          <table:table-cell office:value-type="float" office:value="1970" calcext:value-type="float">
            <text:p>197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7573_markdup.bam</text:p>
          </table:table-cell>
          <table:table-cell office:value-type="float" office:value="5854.96666666667" calcext:value-type="float">
            <text:p>5854.96666666667</text:p>
          </table:table-cell>
          <table:table-cell office:value-type="float" office:value="5614" calcext:value-type="float">
            <text:p>5614</text:p>
          </table:table-cell>
          <table:table-cell office:value-type="float" office:value="5987" calcext:value-type="float">
            <text:p>5987</text:p>
          </table:table-cell>
          <table:table-cell office:value-type="string" calcext:value-type="string">
            <text:p>M</text:p>
          </table:table-cell>
          <table:table-cell office:value-type="float" office:value="1984" calcext:value-type="float">
            <text:p>198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11:04:20.4641411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5T11:52:42.185750557</dc:date>
    <meta:editing-duration>PT1H41M7S</meta:editing-duration>
    <meta:editing-cycles>2</meta:editing-cycles>
    <meta:generator>LibreOffice/6.4.7.2$Linux_X86_64 LibreOffice_project/40$Build-2</meta:generator>
    <meta:document-statistic meta:table-count="1" meta:cell-count="349" meta:object-count="0"/>
  </office:meta>
</office:document-meta>
</file>